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7f9b" officeooo:paragraph-rsid="001d7f9b"/>
    </style:style>
    <style:style style:name="P2" style:family="paragraph" style:parent-style-name="Standard" style:list-style-name="L1">
      <style:text-properties fo:color="#ff0000" fo:font-weight="normal" officeooo:rsid="001d7f9b" officeooo:paragraph-rsid="001d7f9b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1d7f9b" officeooo:paragraph-rsid="001d7f9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fo:color="#ff0000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Finalizando backend</text:p>
      <text:p text:style-name="P1"/>
      <text:p text:style-name="P1">Agora que já temos nossa estrutura montada em relação ao projeto, precisamos finalizar a parte "base" do backend para que possamos iniciar o processo de integração com o AngularJS.</text:p>
      <text:p text:style-name="P1"/>
      <text:p text:style-name="P1">Faça:</text:p>
      <text:p text:style-name="P1"/>
      <text:list xml:id="list5279410691698185247" text:style-name="L1">
        <text:list-item>
          <text:p text:style-name="P2"><text:s text:c="4"/>Aplique o processo de Autorização em todos os endpoints de nossa API</text:p>
          <text:p text:style-name="P3"/>
        </text:list-item>
        <text:list-item>
          <text:p text:style-name="P2"><text:s text:c="4"/>Crie Presenters e Transformers em todos os repositories (deixe exibindo todos os dados por padrão - isso poderá ser mudado quando formos conversar com o Angular)</text:p>
          <text:p text:style-name="P3"/>
        </text:list-item>
        <text:list-item>
          <text:p text:style-name="P3"><text:s text:c="4"/>Termine o processo de inclusão de arquivos / upload validando possíveis tipos de erros</text:p>
        </text:list-item>
        <text:list-item>
          <text:p text:style-name="P3"><text:s text:c="4"/>Processo de remoção de arquivos do projeto</text:p>
          <text:p text:style-name="P3"/>
        </text:list-item>
        <text:list-item>
          <text:p text:style-name="P3"><text:s text:c="4"/><text:span text:style-name="T2">Crie um seeder chamado OAuthClientSeeder para gerar pelo menos um client na tabela oauth_clients</text:span>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5:00:51.867987034</meta:creation-date>
    <dc:date>2016-09-30T00:25:15.553254337</dc:date>
    <meta:editing-duration>PT1H38M21S</meta:editing-duration>
    <meta:editing-cycles>4</meta:editing-cycles>
    <meta:generator>LibreOffice/5.0.6.2$Linux_X86_64 LibreOffice_project/00m0$Build-2</meta:generator>
    <meta:document-statistic meta:table-count="0" meta:image-count="0" meta:object-count="0" meta:page-count="1" meta:paragraph-count="12" meta:word-count="114" meta:character-count="686" meta:non-whitespace-character-count="569"/>
  </office:meta>
</office:document-meta>
</file>